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fo:background-color="#c0c0c0">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fo:background-color="#c0c0c0">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B" style:family="table-column">
      <style:table-column-properties style:column-width="5.667cm" style:rel-column-width="21844*"/>
    </style:style>
    <style:style style:name="Tabelle3.C" style:family="table-column">
      <style:table-column-properties style:column-width="5.667cm" style:rel-column-width="21846*"/>
    </style:style>
    <style:style style:name="Tabelle3.1" style:family="table-row">
      <style:table-row-properties fo:background-color="#c0c0c0">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none" fo:border-top="0.05pt solid #000000" fo:border-bottom="0.05pt solid #000000"/>
    </style:style>
    <style:style style:name="Tabelle3.C1" style:family="table-cell">
      <style:table-cell-properties fo:padding="0.097cm" fo:border-left="none" fo:border-right="0.05pt solid #000000" fo:border-top="0.05pt solid #000000" fo:border-bottom="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none" fo:border-right="none" fo:border-top="none" fo:border-bottom="0.05pt solid #000000"/>
    </style:style>
    <style:style style:name="Tabelle3.C2" style:family="table-cell">
      <style:table-cell-properties fo:padding="0.097cm" fo:border-left="none"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251cm" style:rel-column-width="12531*"/>
    </style:style>
    <style:style style:name="Tabelle4.B" style:family="table-column">
      <style:table-column-properties style:column-width="5.846cm" style:rel-column-width="22534*"/>
    </style:style>
    <style:style style:name="Tabelle4.C" style:family="table-column">
      <style:table-column-properties style:column-width="1.715cm" style:rel-column-width="6609*"/>
    </style:style>
    <style:style style:name="Tabelle4.D" style:family="table-column">
      <style:table-column-properties style:column-width="6.189cm" style:rel-column-width="23861*"/>
    </style:style>
    <style:style style:name="Tabelle4.1" style:family="table-row">
      <style:table-row-properties fo:background-color="#c0c0c0">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5.652cm" table:align="margins"/>
    </style:style>
    <style:style style:name="Tabelle5.A" style:family="table-column">
      <style:table-column-properties style:column-width="3.482cm" style:rel-column-width="40378*"/>
    </style:style>
    <style:style style:name="Tabelle5.B" style:family="table-column">
      <style:table-column-properties style:column-width="2.17cm" style:rel-column-width="25157*"/>
    </style:style>
    <style:style style:name="Tabelle5.1" style:family="table-row">
      <style:table-row-properties fo:background-color="#c0c0c0">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5.997cm" table:align="margins"/>
    </style:style>
    <style:style style:name="Tabelle6.A" style:family="table-column">
      <style:table-column-properties style:column-width="2.293cm" style:rel-column-width="25064*"/>
    </style:style>
    <style:style style:name="Tabelle6.B" style:family="table-column">
      <style:table-column-properties style:column-width="3.704cm" style:rel-column-width="40471*"/>
    </style:style>
    <style:style style:name="Tabelle6.1" style:family="table-row">
      <style:table-row-properties fo:background-color="#c0c0c0">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3.51cm" table:align="margins"/>
    </style:style>
    <style:style style:name="Tabelle7.A" style:family="table-column">
      <style:table-column-properties style:column-width="1.755cm" style:rel-column-width="32767*"/>
    </style:style>
    <style:style style:name="Tabelle7.B" style:family="table-column">
      <style:table-column-properties style:column-width="1.755cm" style:rel-column-width="32768*"/>
    </style:style>
    <style:style style:name="Tabelle7.1" style:family="table-row">
      <style:table-row-properties fo:background-color="#c0c0c0">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5.652cm" table:align="margins"/>
    </style:style>
    <style:style style:name="Tabelle8.A" style:family="table-column">
      <style:table-column-properties style:column-width="3.482cm" style:rel-column-width="40378*"/>
    </style:style>
    <style:style style:name="Tabelle8.B" style:family="table-column">
      <style:table-column-properties style:column-width="2.17cm" style:rel-column-width="25157*"/>
    </style:style>
    <style:style style:name="Tabelle8.1" style:family="table-row">
      <style:table-row-properties fo:background-color="#c0c0c0">
        <style:background-image/>
      </style:table-row-properties>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5.652cm" table:align="margins"/>
    </style:style>
    <style:style style:name="Tabelle9.A" style:family="table-column">
      <style:table-column-properties style:column-width="3.482cm" style:rel-column-width="40378*"/>
    </style:style>
    <style:style style:name="Tabelle9.B" style:family="table-column">
      <style:table-column-properties style:column-width="2.17cm" style:rel-column-width="25157*"/>
    </style:style>
    <style:style style:name="Tabelle9.1" style:family="table-row">
      <style:table-row-properties fo:background-color="#c0c0c0">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5.997cm" table:align="margins"/>
    </style:style>
    <style:style style:name="Tabelle10.A" style:family="table-column">
      <style:table-column-properties style:column-width="2.293cm" style:rel-column-width="25064*"/>
    </style:style>
    <style:style style:name="Tabelle10.B" style:family="table-column">
      <style:table-column-properties style:column-width="3.704cm"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3.51cm" table:align="margins"/>
    </style:style>
    <style:style style:name="Tabelle11.A" style:family="table-column">
      <style:table-column-properties style:column-width="1.755cm" style:rel-column-width="32767*"/>
    </style:style>
    <style:style style:name="Tabelle11.B" style:family="table-column">
      <style:table-column-properties style:column-width="1.755cm"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5.316cm" style:rel-column-width="20494*"/>
    </style:style>
    <style:style style:name="Tabelle12.B" style:family="table-column">
      <style:table-column-properties style:column-width="2.067cm" style:rel-column-width="7969*"/>
    </style:style>
    <style:style style:name="Tabelle12.C" style:family="table-column">
      <style:table-column-properties style:column-width="1.588cm" style:rel-column-width="6119*"/>
    </style:style>
    <style:style style:name="Tabelle12.D" style:family="table-column">
      <style:table-column-properties style:column-width="8.029cm"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7.837cm" table:align="margins"/>
    </style:style>
    <style:style style:name="Tabelle13.A" style:family="table-column">
      <style:table-column-properties style:column-width="0.669cm" style:rel-column-width="5591*"/>
    </style:style>
    <style:style style:name="Tabelle13.B" style:family="table-column">
      <style:table-column-properties style:column-width="0.843cm" style:rel-column-width="7052*"/>
    </style:style>
    <style:style style:name="Tabelle13.C" style:family="table-column">
      <style:table-column-properties style:column-width="2.974cm" style:rel-column-width="24874*"/>
    </style:style>
    <style:style style:name="Tabelle13.D" style:family="table-column">
      <style:table-column-properties style:column-width="3.351cm" style:rel-column-width="28018*"/>
    </style:style>
    <style:style style:name="Tabelle13.A1" style:family="table-cell">
      <style:table-cell-properties fo:padding="0.097cm" fo:border-left="0.05pt solid #000000" fo:border-right="none" fo:border-top="0.05pt solid #000000" fo:border-bottom="0.05pt solid #000000"/>
    </style:style>
    <style:style style:name="Tabelle13.D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4" style:family="table">
      <style:table-properties style:width="3.157cm" table:align="margins"/>
    </style:style>
    <style:style style:name="Tabelle14.A" style:family="table-column">
      <style:table-column-properties style:column-width="0.817cm" style:rel-column-width="16936*"/>
    </style:style>
    <style:style style:name="Tabelle14.B" style:family="table-column">
      <style:table-column-properties style:column-width="2.341cm" style:rel-column-width="485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3.157cm" table:align="margins"/>
    </style:style>
    <style:style style:name="Tabelle16.A" style:family="table-column">
      <style:table-column-properties style:column-width="0.817cm" style:rel-column-width="16936*"/>
    </style:style>
    <style:style style:name="Tabelle16.B" style:family="table-column">
      <style:table-column-properties style:column-width="2.341cm" style:rel-column-width="485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21" style:family="table">
      <style:table-properties style:width="3.157cm" table:align="margins"/>
    </style:style>
    <style:style style:name="Tabelle21.A" style:family="table-column">
      <style:table-column-properties style:column-width="0.817cm" style:rel-column-width="16936*"/>
    </style:style>
    <style:style style:name="Tabelle21.B" style:family="table-column">
      <style:table-column-properties style:column-width="2.341cm" style:rel-column-width="4859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3.157cm" table:align="margins"/>
    </style:style>
    <style:style style:name="Tabelle22.A" style:family="table-column">
      <style:table-column-properties style:column-width="0.817cm" style:rel-column-width="16936*"/>
    </style:style>
    <style:style style:name="Tabelle22.B" style:family="table-column">
      <style:table-column-properties style:column-width="2.341cm" style:rel-column-width="48599*"/>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7" style:family="table">
      <style:table-properties style:width="3.157cm" table:align="margins"/>
    </style:style>
    <style:style style:name="Tabelle17.A" style:family="table-column">
      <style:table-column-properties style:column-width="0.817cm" style:rel-column-width="16936*"/>
    </style:style>
    <style:style style:name="Tabelle17.B" style:family="table-column">
      <style:table-column-properties style:column-width="2.341cm" style:rel-column-width="485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3.157cm" table:align="margins"/>
    </style:style>
    <style:style style:name="Tabelle18.A" style:family="table-column">
      <style:table-column-properties style:column-width="0.817cm" style:rel-column-width="16936*"/>
    </style:style>
    <style:style style:name="Tabelle18.B" style:family="table-column">
      <style:table-column-properties style:column-width="2.341cm" style:rel-column-width="485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3.157cm" table:align="margins"/>
    </style:style>
    <style:style style:name="Tabelle19.A" style:family="table-column">
      <style:table-column-properties style:column-width="0.817cm" style:rel-column-width="16936*"/>
    </style:style>
    <style:style style:name="Tabelle19.B" style:family="table-column">
      <style:table-column-properties style:column-width="2.341cm" style:rel-column-width="485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3.157cm" table:align="margins"/>
    </style:style>
    <style:style style:name="Tabelle20.A" style:family="table-column">
      <style:table-column-properties style:column-width="0.817cm" style:rel-column-width="16936*"/>
    </style:style>
    <style:style style:name="Tabelle20.B" style:family="table-column">
      <style:table-column-properties style:column-width="2.341cm" style:rel-column-width="4859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42" style:family="table">
      <style:table-properties style:width="3.157cm" table:align="margins"/>
    </style:style>
    <style:style style:name="Tabelle42.A" style:family="table-column">
      <style:table-column-properties style:column-width="0.817cm" style:rel-column-width="16936*"/>
    </style:style>
    <style:style style:name="Tabelle42.B" style:family="table-column">
      <style:table-column-properties style:column-width="2.341cm" style:rel-column-width="48599*"/>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6" style:family="table">
      <style:table-properties style:width="7.837cm" table:align="margins"/>
    </style:style>
    <style:style style:name="Tabelle46.A" style:family="table-column">
      <style:table-column-properties style:column-width="2.612cm" style:rel-column-width="21845*"/>
    </style:style>
    <style:style style:name="Tabelle46.B" style:family="table-column">
      <style:table-column-properties style:column-width="5.225cm" style:rel-column-width="43690*"/>
    </style:style>
    <style:style style:name="Tabelle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c0c0c0"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23" style:family="table">
      <style:table-properties style:width="7.837cm" table:align="margins"/>
    </style:style>
    <style:style style:name="Tabelle23.A" style:family="table-column">
      <style:table-column-properties style:column-width="0.669cm" style:rel-column-width="5591*"/>
    </style:style>
    <style:style style:name="Tabelle23.B" style:family="table-column">
      <style:table-column-properties style:column-width="0.843cm" style:rel-column-width="7052*"/>
    </style:style>
    <style:style style:name="Tabelle23.C" style:family="table-column">
      <style:table-column-properties style:column-width="2.962cm" style:rel-column-width="24771*"/>
    </style:style>
    <style:style style:name="Tabelle23.D" style:family="table-column">
      <style:table-column-properties style:column-width="3.362cm" style:rel-column-width="28121*"/>
    </style:style>
    <style:style style:name="Tabelle23.A1" style:family="table-cell">
      <style:table-cell-properties fo:padding="0.097cm" fo:border-left="0.05pt solid #000000" fo:border-right="none" fo:border-top="0.05pt solid #000000" fo:border-bottom="0.05pt solid #000000"/>
    </style:style>
    <style:style style:name="Tabelle23.D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3.17cm" table:align="margins"/>
    </style:style>
    <style:style style:name="Tabelle24.A" style:family="table-column">
      <style:table-column-properties style:column-width="0.818cm" style:rel-column-width="16936*"/>
    </style:style>
    <style:style style:name="Tabelle24.B" style:family="table-column">
      <style:table-column-properties style:column-width="2.351cm" style:rel-column-width="4859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9" style:family="table">
      <style:table-properties style:width="3.17cm" table:align="margins"/>
    </style:style>
    <style:style style:name="Tabelle29.A" style:family="table-column">
      <style:table-column-properties style:column-width="0.818cm" style:rel-column-width="16936*"/>
    </style:style>
    <style:style style:name="Tabelle29.B" style:family="table-column">
      <style:table-column-properties style:column-width="2.351cm" style:rel-column-width="4859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0" style:family="table">
      <style:table-properties style:width="3.17cm" table:align="margins"/>
    </style:style>
    <style:style style:name="Tabelle30.A" style:family="table-column">
      <style:table-column-properties style:column-width="0.818cm" style:rel-column-width="16936*"/>
    </style:style>
    <style:style style:name="Tabelle30.B" style:family="table-column">
      <style:table-column-properties style:column-width="2.351cm" style:rel-column-width="48599*"/>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1" style:family="table">
      <style:table-properties style:width="3.17cm" table:align="margins"/>
    </style:style>
    <style:style style:name="Tabelle31.A" style:family="table-column">
      <style:table-column-properties style:column-width="0.818cm" style:rel-column-width="16936*"/>
    </style:style>
    <style:style style:name="Tabelle31.B" style:family="table-column">
      <style:table-column-properties style:column-width="2.351cm" style:rel-column-width="4859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3.17cm" table:align="margins"/>
    </style:style>
    <style:style style:name="Tabelle32.A" style:family="table-column">
      <style:table-column-properties style:column-width="0.818cm" style:rel-column-width="16936*"/>
    </style:style>
    <style:style style:name="Tabelle32.B" style:family="table-column">
      <style:table-column-properties style:column-width="2.351cm" style:rel-column-width="4859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25" style:family="table">
      <style:table-properties style:width="7.837cm" table:align="margins"/>
    </style:style>
    <style:style style:name="Tabelle25.A" style:family="table-column">
      <style:table-column-properties style:column-width="0.669cm" style:rel-column-width="5591*"/>
    </style:style>
    <style:style style:name="Tabelle25.B" style:family="table-column">
      <style:table-column-properties style:column-width="0.843cm" style:rel-column-width="7052*"/>
    </style:style>
    <style:style style:name="Tabelle25.C" style:family="table-column">
      <style:table-column-properties style:column-width="2.962cm" style:rel-column-width="24771*"/>
    </style:style>
    <style:style style:name="Tabelle25.D" style:family="table-column">
      <style:table-column-properties style:column-width="3.362cm" style:rel-column-width="28121*"/>
    </style:style>
    <style:style style:name="Tabelle25.A1" style:family="table-cell">
      <style:table-cell-properties fo:padding="0.097cm" fo:border-left="0.05pt solid #000000" fo:border-right="none" fo:border-top="0.05pt solid #000000" fo:border-bottom="0.05pt solid #000000"/>
    </style:style>
    <style:style style:name="Tabelle25.D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6" style:family="table">
      <style:table-properties style:width="3.17cm" table:align="margins"/>
    </style:style>
    <style:style style:name="Tabelle26.A" style:family="table-column">
      <style:table-column-properties style:column-width="0.818cm" style:rel-column-width="16936*"/>
    </style:style>
    <style:style style:name="Tabelle26.B" style:family="table-column">
      <style:table-column-properties style:column-width="2.351cm" style:rel-column-width="4859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3.17cm" table:align="margins"/>
    </style:style>
    <style:style style:name="Tabelle27.A" style:family="table-column">
      <style:table-column-properties style:column-width="0.818cm" style:rel-column-width="16936*"/>
    </style:style>
    <style:style style:name="Tabelle27.B" style:family="table-column">
      <style:table-column-properties style:column-width="2.351cm" style:rel-column-width="4859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3.17cm" table:align="margins"/>
    </style:style>
    <style:style style:name="Tabelle28.A" style:family="table-column">
      <style:table-column-properties style:column-width="0.818cm" style:rel-column-width="16936*"/>
    </style:style>
    <style:style style:name="Tabelle28.B" style:family="table-column">
      <style:table-column-properties style:column-width="2.351cm" style:rel-column-width="4859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3" style:family="table">
      <style:table-properties style:width="3.17cm" table:align="margins"/>
    </style:style>
    <style:style style:name="Tabelle33.A" style:family="table-column">
      <style:table-column-properties style:column-width="0.818cm" style:rel-column-width="16936*"/>
    </style:style>
    <style:style style:name="Tabelle33.B" style:family="table-column">
      <style:table-column-properties style:column-width="2.351cm" style:rel-column-width="4859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4" style:family="table">
      <style:table-properties style:width="3.17cm" table:align="margins"/>
    </style:style>
    <style:style style:name="Tabelle34.A" style:family="table-column">
      <style:table-column-properties style:column-width="0.818cm" style:rel-column-width="16936*"/>
    </style:style>
    <style:style style:name="Tabelle34.B" style:family="table-column">
      <style:table-column-properties style:column-width="2.351cm" style:rel-column-width="48599*"/>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316cm" style:rel-column-width="20494*"/>
    </style:style>
    <style:style style:name="Tabelle35.B" style:family="table-column">
      <style:table-column-properties style:column-width="2.067cm" style:rel-column-width="7969*"/>
    </style:style>
    <style:style style:name="Tabelle35.C" style:family="table-column">
      <style:table-column-properties style:column-width="1.588cm" style:rel-column-width="6119*"/>
    </style:style>
    <style:style style:name="Tabelle35.D" style:family="table-column">
      <style:table-column-properties style:column-width="8.029cm"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97cm" fo:border-left="0.05pt solid #000000" fo:border-right="none" fo:border-top="0.05pt solid #000000" fo:border-bottom="0.05pt solid #000000"/>
    </style:style>
    <style:style style:name="Tabelle35.D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7.837cm" table:align="margins"/>
    </style:style>
    <style:style style:name="Tabelle36.A" style:family="table-column">
      <style:table-column-properties style:column-width="0.669cm" style:rel-column-width="5591*"/>
    </style:style>
    <style:style style:name="Tabelle36.B" style:family="table-column">
      <style:table-column-properties style:column-width="0.843cm" style:rel-column-width="7052*"/>
    </style:style>
    <style:style style:name="Tabelle36.C" style:family="table-column">
      <style:table-column-properties style:column-width="2.722cm" style:rel-column-width="22764*"/>
    </style:style>
    <style:style style:name="Tabelle36.D" style:family="table-column">
      <style:table-column-properties style:column-width="3.604cm" style:rel-column-width="30128*"/>
    </style:style>
    <style:style style:name="Tabelle36.A1" style:family="table-cell">
      <style:table-cell-properties fo:padding="0.097cm" fo:border-left="0.05pt solid #000000" fo:border-right="none" fo:border-top="0.05pt solid #000000" fo:border-bottom="0.05pt solid #000000"/>
    </style:style>
    <style:style style:name="Tabelle36.D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3.41cm" table:align="margins"/>
    </style:style>
    <style:style style:name="Tabelle37.A" style:family="table-column">
      <style:table-column-properties style:column-width="0.882cm" style:rel-column-width="16936*"/>
    </style:style>
    <style:style style:name="Tabelle37.B" style:family="table-column">
      <style:table-column-properties style:column-width="2.528cm" style:rel-column-width="48599*"/>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9" style:family="table">
      <style:table-properties style:width="3.41cm" table:align="margins"/>
    </style:style>
    <style:style style:name="Tabelle39.A" style:family="table-column">
      <style:table-column-properties style:column-width="0.882cm" style:rel-column-width="16936*"/>
    </style:style>
    <style:style style:name="Tabelle39.B" style:family="table-column">
      <style:table-column-properties style:column-width="2.528cm" style:rel-column-width="48599*"/>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40" style:family="table">
      <style:table-properties style:width="3.41cm" table:align="margins"/>
    </style:style>
    <style:style style:name="Tabelle40.A" style:family="table-column">
      <style:table-column-properties style:column-width="0.882cm" style:rel-column-width="16936*"/>
    </style:style>
    <style:style style:name="Tabelle40.B" style:family="table-column">
      <style:table-column-properties style:column-width="2.528cm" style:rel-column-width="48599*"/>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50" style:family="table">
      <style:table-properties style:width="3.41cm" table:align="margins"/>
    </style:style>
    <style:style style:name="Tabelle50.A" style:family="table-column">
      <style:table-column-properties style:column-width="0.882cm" style:rel-column-width="16936*"/>
    </style:style>
    <style:style style:name="Tabelle50.B" style:family="table-column">
      <style:table-column-properties style:column-width="2.528cm" style:rel-column-width="4859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38" style:family="table">
      <style:table-properties style:width="3.41cm" table:align="margins"/>
    </style:style>
    <style:style style:name="Tabelle38.A" style:family="table-column">
      <style:table-column-properties style:column-width="0.882cm" style:rel-column-width="16936*"/>
    </style:style>
    <style:style style:name="Tabelle38.B" style:family="table-column">
      <style:table-column-properties style:column-width="2.528cm" style:rel-column-width="48599*"/>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41" style:family="table">
      <style:table-properties style:width="3.41cm" table:align="margins"/>
    </style:style>
    <style:style style:name="Tabelle41.A" style:family="table-column">
      <style:table-column-properties style:column-width="0.882cm" style:rel-column-width="16936*"/>
    </style:style>
    <style:style style:name="Tabelle41.B" style:family="table-column">
      <style:table-column-properties style:column-width="2.528cm" style:rel-column-width="48599*"/>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51" style:family="table">
      <style:table-properties style:width="3.41cm" table:align="margins"/>
    </style:style>
    <style:style style:name="Tabelle51.A" style:family="table-column">
      <style:table-column-properties style:column-width="0.882cm" style:rel-column-width="16936*"/>
    </style:style>
    <style:style style:name="Tabelle51.B" style:family="table-column">
      <style:table-column-properties style:column-width="2.528cm" style:rel-column-width="4859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5.316cm" style:rel-column-width="20494*"/>
    </style:style>
    <style:style style:name="Tabelle43.B" style:family="table-column">
      <style:table-column-properties style:column-width="2.067cm" style:rel-column-width="7969*"/>
    </style:style>
    <style:style style:name="Tabelle43.C" style:family="table-column">
      <style:table-column-properties style:column-width="1.588cm" style:rel-column-width="6119*"/>
    </style:style>
    <style:style style:name="Tabelle43.D" style:family="table-column">
      <style:table-column-properties style:column-width="8.029cm"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97cm" fo:border-left="0.05pt solid #000000" fo:border-right="none" fo:border-top="0.05pt solid #000000" fo:border-bottom="0.05pt solid #000000"/>
    </style:style>
    <style:style style:name="Tabelle43.D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D2" style:family="table-cell">
      <style:table-cell-properties fo:padding="0.097cm" fo:border-left="0.05pt solid #000000" fo:border-right="0.05pt solid #000000" fo:border-top="none" fo:border-bottom="0.05pt solid #000000"/>
    </style:style>
    <style:style style:name="Tabelle44" style:family="table">
      <style:table-properties style:width="7.837cm" table:align="margins"/>
    </style:style>
    <style:style style:name="Tabelle44.A" style:family="table-column">
      <style:table-column-properties style:column-width="0.806cm" style:rel-column-width="6742*"/>
    </style:style>
    <style:style style:name="Tabelle44.B" style:family="table-column">
      <style:table-column-properties style:column-width="2.141cm" style:rel-column-width="17910*"/>
    </style:style>
    <style:style style:name="Tabelle44.C" style:family="table-column">
      <style:table-column-properties style:column-width="4.89cm" style:rel-column-width="40883*"/>
    </style:style>
    <style:style style:name="Tabelle44.A1" style:family="table-cell">
      <style:table-cell-properties fo:padding="0.097cm" fo:border-left="0.05pt solid #000000" fo:border-right="none" fo:border-top="0.05pt solid #000000" fo:border-bottom="0.05pt solid #000000"/>
    </style:style>
    <style:style style:name="Tabelle44.C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5" style:family="table">
      <style:table-properties style:width="7.837cm" table:align="margins"/>
    </style:style>
    <style:style style:name="Tabelle45.A" style:family="table-column">
      <style:table-column-properties style:column-width="0.806cm" style:rel-column-width="6742*"/>
    </style:style>
    <style:style style:name="Tabelle45.B" style:family="table-column">
      <style:table-column-properties style:column-width="2.141cm" style:rel-column-width="17910*"/>
    </style:style>
    <style:style style:name="Tabelle45.C" style:family="table-column">
      <style:table-column-properties style:column-width="4.89cm" style:rel-column-width="40883*"/>
    </style:style>
    <style:style style:name="Tabelle45.A1" style:family="table-cell">
      <style:table-cell-properties fo:padding="0.097cm" fo:border-left="0.05pt solid #000000" fo:border-right="none" fo:border-top="0.05pt solid #000000" fo:border-bottom="0.05pt solid #000000"/>
    </style:style>
    <style:style style:name="Tabelle45.C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fo:font-weight="normal" style:font-size-asian="10pt" style:font-weight-asian="normal" style:font-size-complex="10pt" style:font-weight-complex="normal"/>
    </style:style>
    <style:style style:name="P7" style:family="paragraph" style:parent-style-name="Heading_20_2">
      <style:text-properties fo:language="en" fo:country="US"/>
    </style:style>
    <style:style style:name="P8" style:family="paragraph" style:parent-style-name="Heading_20_1">
      <style:text-properties fo:language="en" fo:country="US"/>
    </style:style>
    <style:style style:name="P9" style:family="paragraph" style:parent-style-name="Heading_20_1">
      <style:paragraph-properties fo:break-before="page"/>
    </style:style>
    <style:style style:name="P10" style:family="paragraph" style:parent-style-name="Heading_20_3">
      <style:text-properties fo:language="en" fo:country="US"/>
    </style:style>
    <style:style style:name="P11" style:family="paragraph" style:parent-style-name="Heading_20_3" style:list-style-name=""/>
    <style:style style:name="P12" style:family="paragraph" style:parent-style-name="Heading_20_3">
      <style:paragraph-properties fo:break-before="page"/>
    </style:style>
    <style:style style:name="P13" style:family="paragraph" style:parent-style-name="Table_20_Contents">
      <style:text-properties fo:font-size="10pt" officeooo:rsid="0003742c" officeooo:paragraph-rsid="0003742c" style:font-size-asian="10pt" style:font-size-complex="10pt"/>
    </style:style>
    <style:style style:name="P14" style:family="paragraph" style:parent-style-name="Table_20_Contents">
      <style:text-properties fo:font-size="10pt" officeooo:paragraph-rsid="0003742c"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374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ight Control Service</text:h>
      <text:h text:style-name="P7" text:outline-level="2">Base UUID: <text:tab/>4F770000ED7D-11E4-840E-0002A5D5C51B</text:h>
      <text:h text:style-name="P7" text:outline-level="2">Service UUID:<text:tab/>0x0101</text:h>
      <text:h text:style-name="P10"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1" text:outline-level="3"/>
      <text:h text:style-name="P12"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5">Light Measurement</text:p>
            <text:p text:style-name="P3">Requirement:</text:p>
            <text:p text:style-name="P5">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5">Read</text:p>
                </table:table-cell>
                <table:table-cell table:style-name="Tabelle5.B2" office:value-type="string">
                  <text:p text:style-name="P5">Optional</text:p>
                </table:table-cell>
              </table:table-row>
              <table:table-row>
                <table:table-cell table:style-name="Tabelle5.A2" office:value-type="string">
                  <text:p text:style-name="P5">Write</text:p>
                </table:table-cell>
                <table:table-cell table:style-name="Tabelle5.B2" office:value-type="string">
                  <text:p text:style-name="P5">Excluded</text:p>
                </table:table-cell>
              </table:table-row>
              <table:table-row>
                <table:table-cell table:style-name="Tabelle5.A2" office:value-type="string">
                  <text:p text:style-name="P5">WriteWithoutResponse</text:p>
                </table:table-cell>
                <table:table-cell table:style-name="Tabelle5.B2" office:value-type="string">
                  <text:p text:style-name="P5">Excluded</text:p>
                </table:table-cell>
              </table:table-row>
              <table:table-row>
                <table:table-cell table:style-name="Tabelle5.A2" office:value-type="string">
                  <text:p text:style-name="P5">SigneWrite</text:p>
                </table:table-cell>
                <table:table-cell table:style-name="Tabelle5.B2" office:value-type="string">
                  <text:p text:style-name="P5">Excluded</text:p>
                </table:table-cell>
              </table:table-row>
              <table:table-row>
                <table:table-cell table:style-name="Tabelle5.A2" office:value-type="string">
                  <text:p text:style-name="P5">Notify</text:p>
                </table:table-cell>
                <table:table-cell table:style-name="Tabelle5.B2" office:value-type="string">
                  <text:p text:style-name="P5">Mandatory</text:p>
                </table:table-cell>
              </table:table-row>
              <table:table-row>
                <table:table-cell table:style-name="Tabelle5.A2" office:value-type="string">
                  <text:p text:style-name="P5">Indicate</text:p>
                </table:table-cell>
                <table:table-cell table:style-name="Tabelle5.B2" office:value-type="string">
                  <text:p text:style-name="P5">Excluded</text:p>
                </table:table-cell>
              </table:table-row>
              <table:table-row>
                <table:table-cell table:style-name="Tabelle5.A2" office:value-type="string">
                  <text:p text:style-name="P5">WriteableAuxiliaries</text:p>
                </table:table-cell>
                <table:table-cell table:style-name="Tabelle5.B2" office:value-type="string">
                  <text:p text:style-name="P5">Excluded</text:p>
                </table:table-cell>
              </table:table-row>
              <table:table-row>
                <table:table-cell table:style-name="Tabelle5.A2" office:value-type="string">
                  <text:p text:style-name="P5">Broadcast</text:p>
                </table:table-cell>
                <table:table-cell table:style-name="Tabelle5.B2" office:value-type="string">
                  <text:p text:style-name="P5">Excluded</text:p>
                </table:table-cell>
              </table:table-row>
              <table:table-row>
                <table:table-cell table:style-name="Tabelle5.A2" office:value-type="string">
                  <text:p text:style-name="P5">ExtendedProperties</text:p>
                </table:table-cell>
                <table:table-cell table:style-name="Tabelle5.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6">Client Characteristic Configuration</text:p>
                  <text:p text:style-name="P3">Requirement:</text:p>
                  <text:p text:style-name="P6">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5">Read</text:p>
                      </table:table-cell>
                      <table:table-cell table:style-name="Tabelle7.B2" office:value-type="string">
                        <text:p text:style-name="P5">Mandatory</text:p>
                      </table:table-cell>
                    </table:table-row>
                    <table:table-row>
                      <table:table-cell table:style-name="Tabelle7.A2" office:value-type="string">
                        <text:p text:style-name="P5">Write</text:p>
                      </table:table-cell>
                      <table:table-cell table:style-name="Tabelle7.B2" office:value-type="string">
                        <text:p text:style-name="P5">Mandatory</text:p>
                      </table:table-cell>
                    </table:table-row>
                  </table:table>
                  <text:p text:style-name="P5"/>
                </table:table-cell>
              </table:table-row>
            </table:table>
            <text:p text:style-name="P5"/>
          </table:table-cell>
        </table:table-row>
        <table:table-row>
          <table:table-cell table:style-name="Tabelle4.A2" office:value-type="string">
            <text:p text:style-name="P3">Name:</text:p>
            <text:p text:style-name="P5">Light Feature</text:p>
            <text:p text:style-name="P3">Requirement:</text:p>
            <text:p text:style-name="P5">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5">Read</text:p>
                </table:table-cell>
                <table:table-cell table:style-name="Tabelle8.B2" office:value-type="string">
                  <text:p text:style-name="P5">Mandatory</text:p>
                </table:table-cell>
              </table:table-row>
              <table:table-row>
                <table:table-cell table:style-name="Tabelle8.A2" office:value-type="string">
                  <text:p text:style-name="P5">Write</text:p>
                </table:table-cell>
                <table:table-cell table:style-name="Tabelle8.B2" office:value-type="string">
                  <text:p text:style-name="P5">Excluded</text:p>
                </table:table-cell>
              </table:table-row>
              <table:table-row>
                <table:table-cell table:style-name="Tabelle8.A2" office:value-type="string">
                  <text:p text:style-name="P5">WriteWithoutResponse</text:p>
                </table:table-cell>
                <table:table-cell table:style-name="Tabelle8.B2" office:value-type="string">
                  <text:p text:style-name="P5">Excluded</text:p>
                </table:table-cell>
              </table:table-row>
              <table:table-row>
                <table:table-cell table:style-name="Tabelle8.A2" office:value-type="string">
                  <text:p text:style-name="P5">SigneWrite</text:p>
                </table:table-cell>
                <table:table-cell table:style-name="Tabelle8.B2" office:value-type="string">
                  <text:p text:style-name="P5">Excluded</text:p>
                </table:table-cell>
              </table:table-row>
              <table:table-row>
                <table:table-cell table:style-name="Tabelle8.A2" office:value-type="string">
                  <text:p text:style-name="P5">Notify</text:p>
                </table:table-cell>
                <table:table-cell table:style-name="Tabelle8.B2" office:value-type="string">
                  <text:p text:style-name="P5">Excluded</text:p>
                </table:table-cell>
              </table:table-row>
              <table:table-row>
                <table:table-cell table:style-name="Tabelle8.A2" office:value-type="string">
                  <text:p text:style-name="P5">Indicate</text:p>
                </table:table-cell>
                <table:table-cell table:style-name="Tabelle8.B2" office:value-type="string">
                  <text:p text:style-name="P5">Excluded</text:p>
                </table:table-cell>
              </table:table-row>
              <table:table-row>
                <table:table-cell table:style-name="Tabelle8.A2" office:value-type="string">
                  <text:p text:style-name="P5">WriteableAuxiliaries</text:p>
                </table:table-cell>
                <table:table-cell table:style-name="Tabelle8.B2" office:value-type="string">
                  <text:p text:style-name="P5">Excluded</text:p>
                </table:table-cell>
              </table:table-row>
              <table:table-row>
                <table:table-cell table:style-name="Tabelle8.A2" office:value-type="string">
                  <text:p text:style-name="P5">Broadcast</text:p>
                </table:table-cell>
                <table:table-cell table:style-name="Tabelle8.B2" office:value-type="string">
                  <text:p text:style-name="P5">Excluded</text:p>
                </table:table-cell>
              </table:table-row>
              <table:table-row>
                <table:table-cell table:style-name="Tabelle8.A2" office:value-type="string">
                  <text:p text:style-name="P5">ExtendedProperties</text:p>
                </table:table-cell>
                <table:table-cell table:style-name="Tabelle8.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ext:p text:style-name="P5">None</text:p>
          </table:table-cell>
        </table:table-row>
        <table:table-row>
          <table:table-cell table:style-name="Tabelle4.A2" office:value-type="string">
            <text:p text:style-name="P3">Name:</text:p>
            <text:p text:style-name="P5">Light Control Point</text:p>
            <text:p text:style-name="P3">Requirement:</text:p>
            <text:p text:style-name="P5">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5">Read</text:p>
                </table:table-cell>
                <table:table-cell table:style-name="Tabelle9.B2" office:value-type="string">
                  <text:p text:style-name="P5">Excluded</text:p>
                </table:table-cell>
              </table:table-row>
              <table:table-row>
                <table:table-cell table:style-name="Tabelle9.A2" office:value-type="string">
                  <text:p text:style-name="P5">Write</text:p>
                </table:table-cell>
                <table:table-cell table:style-name="Tabelle9.B2" office:value-type="string">
                  <text:p text:style-name="P5">Mandatory</text:p>
                </table:table-cell>
              </table:table-row>
              <table:table-row>
                <table:table-cell table:style-name="Tabelle9.A2" office:value-type="string">
                  <text:p text:style-name="P5">WriteWithoutResponse</text:p>
                </table:table-cell>
                <table:table-cell table:style-name="Tabelle9.B2" office:value-type="string">
                  <text:p text:style-name="P5">Excluded</text:p>
                </table:table-cell>
              </table:table-row>
              <table:table-row>
                <table:table-cell table:style-name="Tabelle9.A2" office:value-type="string">
                  <text:p text:style-name="P5">SigneWrite</text:p>
                </table:table-cell>
                <table:table-cell table:style-name="Tabelle9.B2" office:value-type="string">
                  <text:p text:style-name="P5">Excluded</text:p>
                </table:table-cell>
              </table:table-row>
              <table:table-row>
                <table:table-cell table:style-name="Tabelle9.A2" office:value-type="string">
                  <text:p text:style-name="P5">Notify</text:p>
                </table:table-cell>
                <table:table-cell table:style-name="Tabelle9.B2" office:value-type="string">
                  <text:p text:style-name="P5">Excluded</text:p>
                </table:table-cell>
              </table:table-row>
              <table:table-row>
                <table:table-cell table:style-name="Tabelle9.A2" office:value-type="string">
                  <text:p text:style-name="P5">Indicate</text:p>
                </table:table-cell>
                <table:table-cell table:style-name="Tabelle9.B2" office:value-type="string">
                  <text:p text:style-name="P5">Mandatory</text:p>
                </table:table-cell>
              </table:table-row>
              <table:table-row>
                <table:table-cell table:style-name="Tabelle9.A2" office:value-type="string">
                  <text:p text:style-name="P5">WriteableAuxiliaries</text:p>
                </table:table-cell>
                <table:table-cell table:style-name="Tabelle9.B2" office:value-type="string">
                  <text:p text:style-name="P5">Excluded</text:p>
                </table:table-cell>
              </table:table-row>
              <table:table-row>
                <table:table-cell table:style-name="Tabelle9.A2" office:value-type="string">
                  <text:p text:style-name="P5">Broadcast</text:p>
                </table:table-cell>
                <table:table-cell table:style-name="Tabelle9.B2" office:value-type="string">
                  <text:p text:style-name="P5">Excluded</text:p>
                </table:table-cell>
              </table:table-row>
              <table:table-row>
                <table:table-cell table:style-name="Tabelle9.A2" office:value-type="string">
                  <text:p text:style-name="P5">ExtendedProperties</text:p>
                </table:table-cell>
                <table:table-cell table:style-name="Tabelle9.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6">Client Characteristic Configuration</text:p>
                  <text:p text:style-name="P3">Requirement:</text:p>
                  <text:p text:style-name="P6">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5">Read</text:p>
                      </table:table-cell>
                      <table:table-cell table:style-name="Tabelle11.B2" office:value-type="string">
                        <text:p text:style-name="P5">Mandatory</text:p>
                      </table:table-cell>
                    </table:table-row>
                    <table:table-row>
                      <table:table-cell table:style-name="Tabelle11.A2" office:value-type="string">
                        <text:p text:style-name="P5">Write</text:p>
                      </table:table-cell>
                      <table:table-cell table:style-name="Tabelle11.B2" office:value-type="string">
                        <text:p text:style-name="P5">Mandatory</text:p>
                      </table:table-cell>
                    </table:table-row>
                  </table:table>
                  <text:p text:style-name="P5"/>
                </table:table-cell>
              </table:table-row>
            </table:table>
            <text:p text:style-name="P5"/>
          </table:table-cell>
        </table:table-row>
      </table:table>
      <text:p text:style-name="Text_20_body"/>
      <text:h text:style-name="P9"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5">Flags</text:p>
          </table:table-cell>
          <table:table-cell table:style-name="Tabelle12.A2" office:value-type="string">
            <text:p text:style-name="P5">Mandatory</text:p>
          </table:table-cell>
          <table:table-cell table:style-name="Tabelle12.A2" office:value-type="string">
            <text:p text:style-name="P5">16bit</text:p>
          </table:table-cell>
          <table:table-cell table:style-name="Tabelle12.D2" office:value-type="string">
            <text:p text:style-name="P5">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5">0</text:p>
                </table:table-cell>
                <table:table-cell table:style-name="Tabelle13.A2" office:value-type="string">
                  <text:p text:style-name="P5">1</text:p>
                </table:table-cell>
                <table:table-cell table:style-name="Tabelle13.A2" office:value-type="string">
                  <text:p text:style-name="P5">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5">0</text:p>
                      </table:table-cell>
                      <table:table-cell table:style-name="Tabelle16.B1" office:value-type="string">
                        <text:p text:style-name="P5">True</text:p>
                      </table:table-cell>
                    </table:table-row>
                    <table:table-row>
                      <table:table-cell table:style-name="Tabelle16.A2" office:value-type="string">
                        <text:p text:style-name="P5">1</text:p>
                      </table:table-cell>
                      <table:table-cell table:style-name="Tabelle16.B2" office:value-type="string">
                        <text:p text:style-name="P5">False</text:p>
                      </table:table-cell>
                    </table:table-row>
                  </table:table>
                  <text:p text:style-name="P5"/>
                </table:table-cell>
              </table:table-row>
              <table:table-row>
                <table:table-cell table:style-name="Tabelle13.A2" office:value-type="string">
                  <text:p text:style-name="P5">1</text:p>
                </table:table-cell>
                <table:table-cell table:style-name="Tabelle13.A2" office:value-type="string">
                  <text:p text:style-name="P5">1</text:p>
                </table:table-cell>
                <table:table-cell table:style-name="Tabelle13.A2" office:value-type="string">
                  <text:p text:style-name="P5">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5">0</text:p>
                      </table:table-cell>
                      <table:table-cell table:style-name="Tabelle21.B1" office:value-type="string">
                        <text:p text:style-name="P5">True</text:p>
                      </table:table-cell>
                    </table:table-row>
                    <table:table-row>
                      <table:table-cell table:style-name="Tabelle21.A2" office:value-type="string">
                        <text:p text:style-name="P5">1</text:p>
                      </table:table-cell>
                      <table:table-cell table:style-name="Tabelle21.B2" office:value-type="string">
                        <text:p text:style-name="P5">False</text:p>
                      </table:table-cell>
                    </table:table-row>
                  </table:table>
                  <text:p text:style-name="P5"/>
                </table:table-cell>
              </table:table-row>
              <table:table-row>
                <table:table-cell table:style-name="Tabelle13.A2" office:value-type="string">
                  <text:p text:style-name="P5">2</text:p>
                </table:table-cell>
                <table:table-cell table:style-name="Tabelle13.A2" office:value-type="string">
                  <text:p text:style-name="P5">1</text:p>
                </table:table-cell>
                <table:table-cell table:style-name="Tabelle13.A2" office:value-type="string">
                  <text:p text:style-name="P5">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5">0</text:p>
                      </table:table-cell>
                      <table:table-cell table:style-name="Tabelle22.B1" office:value-type="string">
                        <text:p text:style-name="P5">True</text:p>
                      </table:table-cell>
                    </table:table-row>
                    <table:table-row>
                      <table:table-cell table:style-name="Tabelle22.A2" office:value-type="string">
                        <text:p text:style-name="P5">1</text:p>
                      </table:table-cell>
                      <table:table-cell table:style-name="Tabelle22.B2" office:value-type="string">
                        <text:p text:style-name="P5">False</text:p>
                      </table:table-cell>
                    </table:table-row>
                  </table:table>
                  <text:p text:style-name="P5"/>
                </table:table-cell>
              </table:table-row>
              <table:table-row>
                <table:table-cell table:style-name="Tabelle13.A2" office:value-type="string">
                  <text:p text:style-name="P5">3</text:p>
                </table:table-cell>
                <table:table-cell table:style-name="Tabelle13.A2" office:value-type="string">
                  <text:p text:style-name="P5">1</text:p>
                </table:table-cell>
                <table:table-cell table:style-name="Tabelle13.A2" office:value-type="string">
                  <text:p text:style-name="P5">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5">0</text:p>
                      </table:table-cell>
                      <table:table-cell table:style-name="Tabelle17.B1" office:value-type="string">
                        <text:p text:style-name="P5">True</text:p>
                      </table:table-cell>
                    </table:table-row>
                    <table:table-row>
                      <table:table-cell table:style-name="Tabelle17.A2" office:value-type="string">
                        <text:p text:style-name="P5">1</text:p>
                      </table:table-cell>
                      <table:table-cell table:style-name="Tabelle17.B2" office:value-type="string">
                        <text:p text:style-name="P5">False</text:p>
                      </table:table-cell>
                    </table:table-row>
                  </table:table>
                  <text:p text:style-name="P5"/>
                </table:table-cell>
              </table:table-row>
              <table:table-row>
                <table:table-cell table:style-name="Tabelle13.A2" office:value-type="string">
                  <text:p text:style-name="P5">4</text:p>
                </table:table-cell>
                <table:table-cell table:style-name="Tabelle13.A2" office:value-type="string">
                  <text:p text:style-name="P5">1</text:p>
                </table:table-cell>
                <table:table-cell table:style-name="Tabelle13.A2" office:value-type="string">
                  <text:p text:style-name="P5">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5">0</text:p>
                      </table:table-cell>
                      <table:table-cell table:style-name="Tabelle18.B1" office:value-type="string">
                        <text:p text:style-name="P5">True</text:p>
                      </table:table-cell>
                    </table:table-row>
                    <table:table-row>
                      <table:table-cell table:style-name="Tabelle18.A2" office:value-type="string">
                        <text:p text:style-name="P5">1</text:p>
                      </table:table-cell>
                      <table:table-cell table:style-name="Tabelle18.B2" office:value-type="string">
                        <text:p text:style-name="P5">False</text:p>
                      </table:table-cell>
                    </table:table-row>
                  </table:table>
                  <text:p text:style-name="P5"/>
                </table:table-cell>
              </table:table-row>
              <table:table-row>
                <table:table-cell table:style-name="Tabelle13.A2" office:value-type="string">
                  <text:p text:style-name="P5">5</text:p>
                </table:table-cell>
                <table:table-cell table:style-name="Tabelle13.A2" office:value-type="string">
                  <text:p text:style-name="P5">1</text:p>
                </table:table-cell>
                <table:table-cell table:style-name="Tabelle13.A2" office:value-type="string">
                  <text:p text:style-name="P5">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5">0</text:p>
                      </table:table-cell>
                      <table:table-cell table:style-name="Tabelle19.B1" office:value-type="string">
                        <text:p text:style-name="P5">True</text:p>
                      </table:table-cell>
                    </table:table-row>
                    <table:table-row>
                      <table:table-cell table:style-name="Tabelle19.A2" office:value-type="string">
                        <text:p text:style-name="P5">1</text:p>
                      </table:table-cell>
                      <table:table-cell table:style-name="Tabelle19.B2" office:value-type="string">
                        <text:p text:style-name="P5">False</text:p>
                      </table:table-cell>
                    </table:table-row>
                  </table:table>
                  <text:p text:style-name="P5"/>
                </table:table-cell>
              </table:table-row>
              <table:table-row>
                <table:table-cell table:style-name="Tabelle13.A2" office:value-type="string">
                  <text:p text:style-name="P5">6</text:p>
                </table:table-cell>
                <table:table-cell table:style-name="Tabelle13.A2" office:value-type="string">
                  <text:p text:style-name="P5">1</text:p>
                </table:table-cell>
                <table:table-cell table:style-name="Tabelle13.A2" office:value-type="string">
                  <text:p text:style-name="P5">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5">0</text:p>
                      </table:table-cell>
                      <table:table-cell table:style-name="Tabelle20.B1" office:value-type="string">
                        <text:p text:style-name="P5">True</text:p>
                      </table:table-cell>
                    </table:table-row>
                    <table:table-row>
                      <table:table-cell table:style-name="Tabelle20.A2" office:value-type="string">
                        <text:p text:style-name="P5">1</text:p>
                      </table:table-cell>
                      <table:table-cell table:style-name="Tabelle20.B2" office:value-type="string">
                        <text:p text:style-name="P5">False</text:p>
                      </table:table-cell>
                    </table:table-row>
                  </table:table>
                  <text:p text:style-name="P5"/>
                </table:table-cell>
              </table:table-row>
              <table:table-row>
                <table:table-cell table:style-name="Tabelle13.A2" office:value-type="string">
                  <text:p text:style-name="P5">7</text:p>
                </table:table-cell>
                <table:table-cell table:style-name="Tabelle13.A2" office:value-type="string">
                  <text:p text:style-name="P5">1</text:p>
                </table:table-cell>
                <table:table-cell table:style-name="Tabelle13.A2" office:value-type="string">
                  <text:p text:style-name="P5">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5">0</text:p>
                      </table:table-cell>
                      <table:table-cell table:style-name="Tabelle42.B1" office:value-type="string">
                        <text:p text:style-name="P5">True</text:p>
                      </table:table-cell>
                    </table:table-row>
                    <table:table-row>
                      <table:table-cell table:style-name="Tabelle42.A2" office:value-type="string">
                        <text:p text:style-name="P5">1</text:p>
                      </table:table-cell>
                      <table:table-cell table:style-name="Tabelle42.B2" office:value-type="string">
                        <text:p text:style-name="P5">False</text:p>
                      </table:table-cell>
                    </table:table-row>
                  </table:table>
                  <text:p text:style-name="P5"/>
                </table:table-cell>
              </table:table-row>
              <table:table-row>
                <table:table-cell table:style-name="Tabelle13.A2" office:value-type="string">
                  <text:p text:style-name="P5">8</text:p>
                </table:table-cell>
                <table:table-cell table:style-name="Tabelle13.A2" office:value-type="string">
                  <text:p text:style-name="P5">8</text:p>
                </table:table-cell>
                <table:table-cell table:style-name="Tabelle13.A2" office:value-type="string">
                  <text:p text:style-name="P5">Reserved fur future use</text:p>
                </table:table-cell>
                <table:table-cell table:style-name="Tabelle13.D2" office:value-type="string">
                  <text:p text:style-name="P5"/>
                </table:table-cell>
              </table:table-row>
            </table:table>
            <text:p text:style-name="P5"/>
          </table:table-cell>
        </table:table-row>
        <table:table-row>
          <table:table-cell table:style-name="Tabelle12.A2" office:value-type="string">
            <text:p text:style-name="P5">Mode</text:p>
          </table:table-cell>
          <table:table-cell table:style-name="Tabelle12.A2" office:value-type="string">
            <text:p text:style-name="P5">Mandatory</text:p>
          </table:table-cell>
          <table:table-cell table:style-name="Tabelle12.A2" office:value-type="string">
            <text:p text:style-name="P5">uint8</text:p>
          </table:table-cell>
          <table:table-cell table:style-name="Tabelle12.D2" office:value-type="string">
            <text:p text:style-name="P5">Enumerations:</text:p>
            <table:table table:name="Tabelle46" table:style-name="Tabelle46">
              <table:table-column table:style-name="Tabelle46.A"/>
              <table:table-column table:style-name="Tabelle46.B"/>
              <table:table-row>
                <table:table-cell table:style-name="Tabelle46.A1" office:value-type="string">
                  <text:p text:style-name="P3">Key</text:p>
                </table:table-cell>
                <table:table-cell table:style-name="Tabelle46.B1" office:value-type="string">
                  <text:p text:style-name="P3">Value</text:p>
                </table:table-cell>
              </table:table-row>
              <table:table-row>
                <table:table-cell table:style-name="Tabelle46.A12" office:value-type="string">
                  <text:p text:style-name="P5">0</text:p>
                </table:table-cell>
                <table:table-cell table:style-name="Tabelle46.B2" office:value-type="string">
                  <text:p text:style-name="P5">Off</text:p>
                </table:table-cell>
              </table:table-row>
              <table:table-row>
                <table:table-cell table:style-name="Tabelle46.A12" office:value-type="string">
                  <text:p text:style-name="P5">1</text:p>
                </table:table-cell>
                <table:table-cell table:style-name="Tabelle46.B3" office:value-type="string">
                  <text:p text:style-name="P5">Flood</text:p>
                </table:table-cell>
              </table:table-row>
              <table:table-row>
                <table:table-cell table:style-name="Tabelle46.A12" office:value-type="string">
                  <text:p text:style-name="P5">2</text:p>
                </table:table-cell>
                <table:table-cell table:style-name="Tabelle46.B4" office:value-type="string">
                  <text:p text:style-name="P5">Spot</text:p>
                </table:table-cell>
              </table:table-row>
              <table:table-row>
                <table:table-cell table:style-name="Tabelle46.A12" office:value-type="string">
                  <text:p text:style-name="P5">3</text:p>
                </table:table-cell>
                <table:table-cell table:style-name="Tabelle46.B5" office:value-type="string">
                  <text:p text:style-name="P5">Flood &amp; Spot</text:p>
                </table:table-cell>
              </table:table-row>
              <table:table-row>
                <table:table-cell table:style-name="Tabelle46.A12" office:value-type="string">
                  <text:p text:style-name="P5">4</text:p>
                </table:table-cell>
                <table:table-cell table:style-name="Tabelle46.B6" office:value-type="string">
                  <text:p text:style-name="P5">Flood Pitch Compensated</text:p>
                </table:table-cell>
              </table:table-row>
              <table:table-row>
                <table:table-cell table:style-name="Tabelle46.A12" office:value-type="string">
                  <text:p text:style-name="P5"><text:soft-page-break/>5</text:p>
                </table:table-cell>
                <table:table-cell table:style-name="Tabelle46.B7" office:value-type="string">
                  <text:p text:style-name="P5">Spot <text:span text:style-name="T3">&amp; </text:span>Pitch Compensated</text:p>
                </table:table-cell>
              </table:table-row>
              <table:table-row>
                <table:table-cell table:style-name="Tabelle46.A12" office:value-type="string">
                  <text:p text:style-name="P5">6</text:p>
                </table:table-cell>
                <table:table-cell table:style-name="Tabelle46.B12" office:value-type="string">
                  <text:p text:style-name="P5">Flood &amp; Spot Pitch Compensated</text:p>
                </table:table-cell>
              </table:table-row>
              <table:table-row>
                <table:table-cell table:style-name="Tabelle46.A12" office:value-type="string">
                  <text:p text:style-name="P13">7</text:p>
                </table:table-cell>
                <table:table-cell table:style-name="Tabelle46.B12" office:value-type="string">
                  <text:p text:style-name="P13">Flood (both driver used)</text:p>
                </table:table-cell>
              </table:table-row>
              <table:table-row>
                <table:table-cell table:style-name="Tabelle46.A12" office:value-type="string">
                  <text:p text:style-name="P13">8</text:p>
                </table:table-cell>
                <table:table-cell table:style-name="Tabelle46.B12" office:value-type="string">
                  <text:p text:style-name="P13">Spot (both drivers used)</text:p>
                </table:table-cell>
              </table:table-row>
              <table:table-row>
                <table:table-cell table:style-name="Tabelle46.A12" office:value-type="string">
                  <text:p text:style-name="P13">9</text:p>
                </table:table-cell>
                <table:table-cell table:style-name="Tabelle46.B12" office:value-type="string">
                  <text:p text:style-name="P14">Flood Pitch Compensated <text:span text:style-name="T3">(both drivers used)</text:span></text:p>
                </table:table-cell>
              </table:table-row>
              <table:table-row>
                <table:table-cell table:style-name="Tabelle46.A12" office:value-type="string">
                  <text:p text:style-name="P13">10</text:p>
                </table:table-cell>
                <table:table-cell table:style-name="Tabelle46.B12" office:value-type="string">
                  <text:p text:style-name="P14"><text:span text:style-name="T3">Spot</text:span> Pitch Compensated <text:span text:style-name="T3">(both drivers used)</text:span></text:p>
                </table:table-cell>
              </table:table-row>
              <table:table-row>
                <table:table-cell table:style-name="Tabelle46.A13" office:value-type="string">
                  <text:p text:style-name="P5"><text:span text:style-name="T3">11</text:span>-255</text:p>
                </table:table-cell>
                <table:table-cell table:style-name="Tabelle46.B13" office:value-type="string">
                  <text:p text:style-name="P5">Reserved for future use</text:p>
                </table:table-cell>
              </table:table-row>
            </table:table>
            <text:p text:style-name="P5"/>
          </table:table-cell>
        </table:table-row>
        <table:table-row>
          <table:table-cell table:style-name="Tabelle12.A2" office:value-type="string">
            <text:p text:style-name="P5">Intensity</text:p>
            <text:p text:style-name="P3">Information:</text:p>
            <text:p text:style-name="P6">Unit is is in percentage with a resolution of 1, in relation to maximum output power.</text:p>
            <text:p text:style-name="P6">In an adaptive mode unit is in lux with a resolution of 1, representing the illuminance under intended use</text:p>
            <text:p text:style-name="P3">Unit:</text:p>
            <text:p text:style-name="P6">org.bluetooth.unit.percentage</text:p>
            <text:p text:style-name="P5"><text:span text:style-name="T1">org.bluetooth.unit.</text:span>illuminance.lux </text:p>
            <text:p text:style-name="P3">Exponent: <text:span text:style-name="T1">Decimal, 0</text:span></text:p>
          </table:table-cell>
          <table:table-cell table:style-name="Tabelle12.A2" office:value-type="string">
            <text:p text:style-name="P5">Optional</text:p>
          </table:table-cell>
          <table:table-cell table:style-name="Tabelle12.A2" office:value-type="string">
            <text:p text:style-name="P5">uint8</text:p>
          </table:table-cell>
          <table:table-cell table:style-name="Tabelle12.D2" office:value-type="string">
            <text:p text:style-name="P5">None</text:p>
          </table:table-cell>
        </table:table-row>
        <table:table-row>
          <table:table-cell table:style-name="Tabelle12.A2" office:value-type="string">
            <text:p text:style-name="P5">Flood Status</text:p>
            <text:p text:style-name="P6"/>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5">0</text:p>
                </table:table-cell>
                <table:table-cell table:style-name="Tabelle23.A2" office:value-type="string">
                  <text:p text:style-name="P5">1</text:p>
                </table:table-cell>
                <table:table-cell table:style-name="Tabelle23.A2" office:value-type="string">
                  <text:p text:style-name="P5">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5">0</text:p>
                      </table:table-cell>
                      <table:table-cell table:style-name="Tabelle29.B1" office:value-type="string">
                        <text:p text:style-name="P5">Not active</text:p>
                      </table:table-cell>
                    </table:table-row>
                    <table:table-row>
                      <table:table-cell table:style-name="Tabelle29.A2" office:value-type="string">
                        <text:p text:style-name="P5">1</text:p>
                      </table:table-cell>
                      <table:table-cell table:style-name="Tabelle29.B2" office:value-type="string">
                        <text:p text:style-name="P5">active</text:p>
                      </table:table-cell>
                    </table:table-row>
                  </table:table>
                  <text:p text:style-name="P5"/>
                </table:table-cell>
              </table:table-row>
              <table:table-row>
                <table:table-cell table:style-name="Tabelle23.A2" office:value-type="string">
                  <text:p text:style-name="P5">1</text:p>
                </table:table-cell>
                <table:table-cell table:style-name="Tabelle23.A2" office:value-type="string">
                  <text:p text:style-name="P5">1</text:p>
                </table:table-cell>
                <table:table-cell table:style-name="Tabelle23.A2" office:value-type="string">
                  <text:p text:style-name="P5">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5">0</text:p>
                      </table:table-cell>
                      <table:table-cell table:style-name="Tabelle30.B1" office:value-type="string">
                        <text:p text:style-name="P5">Not active</text:p>
                      </table:table-cell>
                    </table:table-row>
                    <table:table-row>
                      <table:table-cell table:style-name="Tabelle30.A2" office:value-type="string">
                        <text:p text:style-name="P5">1</text:p>
                      </table:table-cell>
                      <table:table-cell table:style-name="Tabelle30.B2" office:value-type="string">
                        <text:p text:style-name="P5">active</text:p>
                      </table:table-cell>
                    </table:table-row>
                  </table:table>
                  <text:p text:style-name="P5"/>
                </table:table-cell>
              </table:table-row>
              <table:table-row>
                <table:table-cell table:style-name="Tabelle23.A2" office:value-type="string">
                  <text:p text:style-name="P5">2</text:p>
                </table:table-cell>
                <table:table-cell table:style-name="Tabelle23.A2" office:value-type="string">
                  <text:p text:style-name="P5">1</text:p>
                </table:table-cell>
                <table:table-cell table:style-name="Tabelle23.A2" office:value-type="string">
                  <text:p text:style-name="P5">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5">0</text:p>
                      </table:table-cell>
                      <table:table-cell table:style-name="Tabelle31.B1" office:value-type="string">
                        <text:p text:style-name="P5">Not active</text:p>
                      </table:table-cell>
                    </table:table-row>
                    <table:table-row>
                      <table:table-cell table:style-name="Tabelle31.A2" office:value-type="string">
                        <text:p text:style-name="P5">1</text:p>
                      </table:table-cell>
                      <table:table-cell table:style-name="Tabelle31.B2" office:value-type="string">
                        <text:p text:style-name="P5">active</text:p>
                      </table:table-cell>
                    </table:table-row>
                  </table:table>
                  <text:p text:style-name="P5"/>
                </table:table-cell>
              </table:table-row>
              <table:table-row>
                <table:table-cell table:style-name="Tabelle23.A2" office:value-type="string">
                  <text:p text:style-name="P5">3</text:p>
                </table:table-cell>
                <table:table-cell table:style-name="Tabelle23.A2" office:value-type="string">
                  <text:p text:style-name="P5">1</text:p>
                </table:table-cell>
                <table:table-cell table:style-name="Tabelle23.A2" office:value-type="string">
                  <text:p text:style-name="P5">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5">0</text:p>
                      </table:table-cell>
                      <table:table-cell table:style-name="Tabelle32.B1" office:value-type="string">
                        <text:p text:style-name="P5">Not active</text:p>
                      </table:table-cell>
                    </table:table-row>
                    <table:table-row>
                      <table:table-cell table:style-name="Tabelle32.A2" office:value-type="string">
                        <text:p text:style-name="P5">1</text:p>
                      </table:table-cell>
                      <table:table-cell table:style-name="Tabelle32.B2" office:value-type="string">
                        <text:p text:style-name="P5">active</text:p>
                      </table:table-cell>
                    </table:table-row>
                  </table:table>
                  <text:p text:style-name="P5"/>
                </table:table-cell>
              </table:table-row>
              <table:table-row>
                <table:table-cell table:style-name="Tabelle23.A2" office:value-type="string">
                  <text:p text:style-name="P5">4</text:p>
                </table:table-cell>
                <table:table-cell table:style-name="Tabelle23.A2" office:value-type="string">
                  <text:p text:style-name="P5">4</text:p>
                </table:table-cell>
                <table:table-cell table:style-name="Tabelle23.A2" office:value-type="string">
                  <text:p text:style-name="P5">Reserved fur future use</text:p>
                </table:table-cell>
                <table:table-cell table:style-name="Tabelle23.D2" office:value-type="string">
                  <text:p text:style-name="P5"/>
                </table:table-cell>
              </table:table-row>
            </table:table>
            <text:p text:style-name="P5"/>
          </table:table-cell>
        </table:table-row>
        <table:table-row>
          <table:table-cell table:style-name="Tabelle12.A2" office:value-type="string">
            <text:p text:style-name="P5">Spot Status</text:p>
            <text:p text:style-name="P6"/>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5">0</text:p>
                </table:table-cell>
                <table:table-cell table:style-name="Tabelle25.A2" office:value-type="string">
                  <text:p text:style-name="P5">1</text:p>
                </table:table-cell>
                <table:table-cell table:style-name="Tabelle25.A2" office:value-type="string">
                  <text:p text:style-name="P5">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5">0</text:p>
                      </table:table-cell>
                      <table:table-cell table:style-name="Tabelle27.B1" office:value-type="string">
                        <text:p text:style-name="P5">Not active</text:p>
                      </table:table-cell>
                    </table:table-row>
                    <table:table-row>
                      <table:table-cell table:style-name="Tabelle27.A2" office:value-type="string">
                        <text:p text:style-name="P5">1</text:p>
                      </table:table-cell>
                      <table:table-cell table:style-name="Tabelle27.B2" office:value-type="string">
                        <text:p text:style-name="P5">active</text:p>
                      </table:table-cell>
                    </table:table-row>
                  </table:table>
                  <text:p text:style-name="P5"/>
                </table:table-cell>
              </table:table-row>
              <table:table-row>
                <table:table-cell table:style-name="Tabelle25.A2" office:value-type="string">
                  <text:p text:style-name="P5">1</text:p>
                </table:table-cell>
                <table:table-cell table:style-name="Tabelle25.A2" office:value-type="string">
                  <text:p text:style-name="P5">1</text:p>
                </table:table-cell>
                <table:table-cell table:style-name="Tabelle25.A2" office:value-type="string">
                  <text:p text:style-name="P5">Voltage Limiting 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5">0</text:p>
                      </table:table-cell>
                      <table:table-cell table:style-name="Tabelle28.B1" office:value-type="string">
                        <text:p text:style-name="P5">Not active</text:p>
                      </table:table-cell>
                    </table:table-row>
                    <table:table-row>
                      <table:table-cell table:style-name="Tabelle28.A2" office:value-type="string">
                        <text:p text:style-name="P5">1</text:p>
                      </table:table-cell>
                      <table:table-cell table:style-name="Tabelle28.B2" office:value-type="string">
                        <text:p text:style-name="P5">active</text:p>
                      </table:table-cell>
                    </table:table-row>
                  </table:table>
                  <text:p text:style-name="P5"/>
                </table:table-cell>
              </table:table-row>
              <table:table-row>
                <table:table-cell table:style-name="Tabelle25.A2" office:value-type="string">
                  <text:p text:style-name="P5">2</text:p>
                </table:table-cell>
                <table:table-cell table:style-name="Tabelle25.A2" office:value-type="string">
                  <text:p text:style-name="P5">1</text:p>
                </table:table-cell>
                <table:table-cell table:style-name="Tabelle25.A2" office:value-type="string">
                  <text:p text:style-name="P5">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5">0</text:p>
                      </table:table-cell>
                      <table:table-cell table:style-name="Tabelle33.B1" office:value-type="string">
                        <text:p text:style-name="P5">Not active</text:p>
                      </table:table-cell>
                    </table:table-row>
                    <table:table-row>
                      <table:table-cell table:style-name="Tabelle33.A2" office:value-type="string">
                        <text:p text:style-name="P5">1</text:p>
                      </table:table-cell>
                      <table:table-cell table:style-name="Tabelle33.B2" office:value-type="string">
                        <text:p text:style-name="P5">active</text:p>
                      </table:table-cell>
                    </table:table-row>
                  </table:table>
                  <text:p text:style-name="P5"/>
                </table:table-cell>
              </table:table-row>
              <table:table-row>
                <table:table-cell table:style-name="Tabelle25.A2" office:value-type="string">
                  <text:p text:style-name="P5">3</text:p>
                </table:table-cell>
                <table:table-cell table:style-name="Tabelle25.A2" office:value-type="string">
                  <text:p text:style-name="P5">1</text:p>
                </table:table-cell>
                <table:table-cell table:style-name="Tabelle25.A2" office:value-type="string">
                  <text:p text:style-name="P5">Duty Cycle Limit <text:soft-page-break/>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5">0</text:p>
                      </table:table-cell>
                      <table:table-cell table:style-name="Tabelle34.B1" office:value-type="string">
                        <text:p text:style-name="P5">Not active</text:p>
                      </table:table-cell>
                    </table:table-row>
                    <table:table-row>
                      <table:table-cell table:style-name="Tabelle34.A2" office:value-type="string">
                        <text:p text:style-name="P5">1</text:p>
                      </table:table-cell>
                      <table:table-cell table:style-name="Tabelle34.B2" office:value-type="string">
                        <text:p text:style-name="P5">active</text:p>
                      </table:table-cell>
                    </table:table-row>
                  </table:table>
                  <text:p text:style-name="P5"/>
                </table:table-cell>
              </table:table-row>
              <table:table-row>
                <table:table-cell table:style-name="Tabelle25.A2" office:value-type="string">
                  <text:p text:style-name="P5">4</text:p>
                </table:table-cell>
                <table:table-cell table:style-name="Tabelle25.A2" office:value-type="string">
                  <text:p text:style-name="P5">4</text:p>
                </table:table-cell>
                <table:table-cell table:style-name="Tabelle25.A2" office:value-type="string">
                  <text:p text:style-name="P5">Reserved fur future use</text:p>
                </table:table-cell>
                <table:table-cell table:style-name="Tabelle25.D2" office:value-type="string">
                  <text:p text:style-name="P5"/>
                </table:table-cell>
              </table:table-row>
            </table:table>
            <text:p text:style-name="P5"/>
          </table:table-cell>
        </table:table-row>
        <table:table-row>
          <table:table-cell table:style-name="Tabelle12.A2" office:value-type="string">
            <text:p text:style-name="P5">Flood Output Power</text:p>
            <text:p text:style-name="P3">Information:</text:p>
            <text:p text:style-name="P6">Unit is in watts with a resolution of 1/1000.</text:p>
            <text:p text:style-name="P3">Unit:</text:p>
            <text:p text:style-name="P6">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Spot Output Power</text:p>
            <text:p text:style-name="P3">Information:</text:p>
            <text:p text:style-name="P6">Unit is in watts with a resolution of 1/1000.</text:p>
            <text:p text:style-name="P3">Unit:</text:p>
            <text:p text:style-name="P6">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Temperature</text:p>
            <text:p text:style-name="P3">Information:</text:p>
            <text:p text:style-name="P6">Unit is in degree Celsius with a resolution of 1.</text:p>
            <text:p text:style-name="P3">Unit:</text:p>
            <text:p text:style-name="P6">org.bluetooth.unit.thermodynamic_temperature.degree_celsius </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row>
          <table:table-cell table:style-name="Tabelle12.A2" office:value-type="string">
            <text:p text:style-name="P5">Input Voltagge</text:p>
            <text:p text:style-name="P3">Information:</text:p>
            <text:p text:style-name="P6">Unit is in volts with a resolution of 1/1000.</text:p>
            <text:p text:style-name="P3">Unit:</text:p>
            <text:p text:style-name="P6">org.bluetooth.unit.electric_potential_difference.volt </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Pitch</text:p>
            <text:p text:style-name="P3">Information:</text:p>
            <text:p text:style-name="P6">Unit is in degree with a resolution of 1.</text:p>
            <text:p text:style-name="P3">Unit:</text:p>
            <text:p text:style-name="P6">org.bluetooth.unit.plane_angle.degree</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
      <text:p text:style-name="Text_20_body"/>
      <text:h text:style-name="P9"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5">Light Feature</text:p>
          </table:table-cell>
          <table:table-cell table:style-name="Tabelle35.A2" office:value-type="string">
            <text:p text:style-name="P5">Mandatory</text:p>
          </table:table-cell>
          <table:table-cell table:style-name="Tabelle35.A2" office:value-type="string">
            <text:p text:style-name="P5">8bit</text:p>
          </table:table-cell>
          <table:table-cell table:style-name="Tabelle35.D2" office:value-type="string">
            <text:p text:style-name="P5">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5">0</text:p>
                </table:table-cell>
                <table:table-cell table:style-name="Tabelle36.A2" office:value-type="string">
                  <text:p text:style-name="P5">1</text:p>
                </table:table-cell>
                <table:table-cell table:style-name="Tabelle36.A2" office:value-type="string">
                  <text:p text:style-name="P5">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5">0</text:p>
                      </table:table-cell>
                      <table:table-cell table:style-name="Tabelle39.B1" office:value-type="string">
                        <text:p text:style-name="P5">True</text:p>
                      </table:table-cell>
                    </table:table-row>
                    <table:table-row>
                      <table:table-cell table:style-name="Tabelle39.A2" office:value-type="string">
                        <text:p text:style-name="P5">1</text:p>
                      </table:table-cell>
                      <table:table-cell table:style-name="Tabelle39.B2" office:value-type="string">
                        <text:p text:style-name="P5">False</text:p>
                      </table:table-cell>
                    </table:table-row>
                  </table:table>
                  <text:p text:style-name="P5"/>
                </table:table-cell>
              </table:table-row>
              <table:table-row>
                <table:table-cell table:style-name="Tabelle36.A2" office:value-type="string">
                  <text:p text:style-name="P5">1</text:p>
                </table:table-cell>
                <table:table-cell table:style-name="Tabelle36.A2" office:value-type="string">
                  <text:p text:style-name="P5">1</text:p>
                </table:table-cell>
                <table:table-cell table:style-name="Tabelle36.A2" office:value-type="string">
                  <text:p text:style-name="P5">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5">0</text:p>
                      </table:table-cell>
                      <table:table-cell table:style-name="Tabelle40.B1" office:value-type="string">
                        <text:p text:style-name="P5">True</text:p>
                      </table:table-cell>
                    </table:table-row>
                    <table:table-row>
                      <table:table-cell table:style-name="Tabelle40.A2" office:value-type="string">
                        <text:p text:style-name="P5">1</text:p>
                      </table:table-cell>
                      <table:table-cell table:style-name="Tabelle40.B2" office:value-type="string">
                        <text:p text:style-name="P5">False</text:p>
                      </table:table-cell>
                    </table:table-row>
                  </table:table>
                  <text:p text:style-name="P5"/>
                </table:table-cell>
              </table:table-row>
              <table:table-row>
                <table:table-cell table:style-name="Tabelle36.A2" office:value-type="string">
                  <text:p text:style-name="P5">2</text:p>
                </table:table-cell>
                <table:table-cell table:style-name="Tabelle36.A2" office:value-type="string">
                  <text:p text:style-name="P5">1</text:p>
                </table:table-cell>
                <table:table-cell table:style-name="Tabelle36.A2" office:value-type="string">
                  <text:p text:style-name="P5">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5">0</text:p>
                      </table:table-cell>
                      <table:table-cell table:style-name="Tabelle50.B1" office:value-type="string">
                        <text:p text:style-name="P5">True</text:p>
                      </table:table-cell>
                    </table:table-row>
                    <table:table-row>
                      <table:table-cell table:style-name="Tabelle50.A2" office:value-type="string">
                        <text:p text:style-name="P5">1</text:p>
                      </table:table-cell>
                      <table:table-cell table:style-name="Tabelle50.B2" office:value-type="string">
                        <text:p text:style-name="P5">False</text:p>
                      </table:table-cell>
                    </table:table-row>
                  </table:table>
                  <text:p text:style-name="P5"/>
                </table:table-cell>
              </table:table-row>
              <table:table-row>
                <table:table-cell table:style-name="Tabelle36.A2" office:value-type="string">
                  <text:p text:style-name="P5">3</text:p>
                </table:table-cell>
                <table:table-cell table:style-name="Tabelle36.A2" office:value-type="string">
                  <text:p text:style-name="P5">1</text:p>
                </table:table-cell>
                <table:table-cell table:style-name="Tabelle36.A2" office:value-type="string">
                  <text:p text:style-name="P5">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5">0</text:p>
                      </table:table-cell>
                      <table:table-cell table:style-name="Tabelle38.B1" office:value-type="string">
                        <text:p text:style-name="P5">True</text:p>
                      </table:table-cell>
                    </table:table-row>
                    <table:table-row>
                      <table:table-cell table:style-name="Tabelle38.A2" office:value-type="string">
                        <text:p text:style-name="P5">1</text:p>
                      </table:table-cell>
                      <table:table-cell table:style-name="Tabelle38.B2" office:value-type="string">
                        <text:p text:style-name="P5">False</text:p>
                      </table:table-cell>
                    </table:table-row>
                  </table:table>
                  <text:p text:style-name="P5"/>
                </table:table-cell>
              </table:table-row>
              <table:table-row>
                <table:table-cell table:style-name="Tabelle36.A2" office:value-type="string">
                  <text:p text:style-name="P5">4</text:p>
                </table:table-cell>
                <table:table-cell table:style-name="Tabelle36.A2" office:value-type="string">
                  <text:p text:style-name="P5">1</text:p>
                </table:table-cell>
                <table:table-cell table:style-name="Tabelle36.A2" office:value-type="string">
                  <text:p text:style-name="P5">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5">0</text:p>
                      </table:table-cell>
                      <table:table-cell table:style-name="Tabelle41.B1" office:value-type="string">
                        <text:p text:style-name="P5">True</text:p>
                      </table:table-cell>
                    </table:table-row>
                    <table:table-row>
                      <table:table-cell table:style-name="Tabelle41.A2" office:value-type="string">
                        <text:p text:style-name="P5">1</text:p>
                      </table:table-cell>
                      <table:table-cell table:style-name="Tabelle41.B2" office:value-type="string">
                        <text:p text:style-name="P5">False</text:p>
                      </table:table-cell>
                    </table:table-row>
                  </table:table>
                  <text:p text:style-name="P5"/>
                </table:table-cell>
              </table:table-row>
              <table:table-row>
                <table:table-cell table:style-name="Tabelle36.A2" office:value-type="string">
                  <text:p text:style-name="P5">5</text:p>
                </table:table-cell>
                <table:table-cell table:style-name="Tabelle36.A2" office:value-type="string">
                  <text:p text:style-name="P5">1</text:p>
                </table:table-cell>
                <table:table-cell table:style-name="Tabelle36.A2" office:value-type="string">
                  <text:p text:style-name="P5">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5">0</text:p>
                      </table:table-cell>
                      <table:table-cell table:style-name="Tabelle51.B1" office:value-type="string">
                        <text:p text:style-name="P5">True</text:p>
                      </table:table-cell>
                    </table:table-row>
                    <table:table-row>
                      <table:table-cell table:style-name="Tabelle51.A2" office:value-type="string">
                        <text:p text:style-name="P5">1</text:p>
                      </table:table-cell>
                      <table:table-cell table:style-name="Tabelle51.B2" office:value-type="string">
                        <text:p text:style-name="P5">False</text:p>
                      </table:table-cell>
                    </table:table-row>
                  </table:table>
                  <text:p text:style-name="P5"/>
                </table:table-cell>
              </table:table-row>
              <table:table-row>
                <table:table-cell table:style-name="Tabelle36.A2" office:value-type="string">
                  <text:p text:style-name="P5">6</text:p>
                </table:table-cell>
                <table:table-cell table:style-name="Tabelle36.A2" office:value-type="string">
                  <text:p text:style-name="P5">2</text:p>
                </table:table-cell>
                <table:table-cell table:style-name="Tabelle36.A2" office:value-type="string">
                  <text:p text:style-name="P5">Reserved fur future use</text:p>
                </table:table-cell>
                <table:table-cell table:style-name="Tabelle36.D2" office:value-type="string">
                  <text:p text:style-name="P5"/>
                </table:table-cell>
              </table:table-row>
            </table:table>
            <text:p text:style-name="P5"/>
          </table:table-cell>
        </table:table-row>
      </table:table>
      <text:p text:style-name="Text_20_body"/>
      <text:h text:style-name="P9" text:outline-level="1">Light Control Point</text:h>
      <text:h text:style-name="Heading_20_2" text:outline-level="2">Characteristic UUID:<text:tab/>0x0103</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5">Op Codes</text:p>
          </table:table-cell>
          <table:table-cell table:style-name="Tabelle43.A2" office:value-type="string">
            <text:p text:style-name="P5">Mandatory</text:p>
          </table:table-cell>
          <table:table-cell table:style-name="Tabelle43.A2" office:value-type="string">
            <text:p text:style-name="P5">uint8</text:p>
          </table:table-cell>
          <table:table-cell table:style-name="Tabelle43.D2" office:value-type="string">
            <text:p text:style-name="P5">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5">1</text:p>
                </table:table-cell>
                <table:table-cell table:style-name="Tabelle44.A2" office:value-type="string">
                  <text:p text:style-name="P5">Request mode Count</text:p>
                </table:table-cell>
                <table:table-cell table:style-name="Tabelle44.C2" office:value-type="string">
                  <text:p text:style-name="P5">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5">2</text:p>
                </table:table-cell>
                <table:table-cell table:style-name="Tabelle44.A2" office:value-type="string">
                  <text:p text:style-name="P5">Request group configuration</text:p>
                </table:table-cell>
                <table:table-cell table:style-name="Tabelle44.C2" office:value-type="string">
                  <text:p text:style-name="P5">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5">3</text:p>
                </table:table-cell>
                <table:table-cell table:style-name="Tabelle44.A2" office:value-type="string">
                  <text:p text:style-name="P5">Request mode configuration</text:p>
                </table:table-cell>
                <table:table-cell table:style-name="Tabelle44.C2" office:value-type="string">
                  <text:p text:style-name="P5">Request a list of mode configurations. The mode list start number is sent as uint8 with preceding Op Code 0x03 operand. The response to this control point is Op Code 0x20 followed by the list as response parameter. </text:p>
                  <text:p text:style-name="P5">NOTE: If the list exceeds the maximum length of the indication packet it will be truncated. To receive the complete list of modes the host has to call this procedure multiple times wirh different start values.</text:p>
                </table:table-cell>
              </table:table-row>
              <table:table-row>
                <table:table-cell table:style-name="Tabelle44.A2" office:value-type="string">
                  <text:p text:style-name="P5">4</text:p>
                </table:table-cell>
                <table:table-cell table:style-name="Tabelle44.A2" office:value-type="string">
                  <text:p text:style-name="P5">Set Mode</text:p>
                </table:table-cell>
                <table:table-cell table:style-name="Tabelle44.C2" office:value-type="string">
                  <text:p text:style-name="P5">Initiate the procedure to put the light into a specific mode. The requested mode is sent as an uint8 with preceding Op Code 0x04 operand. The response to this control point is Op Code 0x20.</text:p>
                  <text:p text:style-name="P5">To put the light in off mode send an invalid mode number. </text:p>
                </table:table-cell>
              </table:table-row>
              <table:table-row>
                <table:table-cell table:style-name="Tabelle44.A2" office:value-type="string">
                  <text:p text:style-name="P5">5</text:p>
                </table:table-cell>
                <table:table-cell table:style-name="Tabelle44.A2" office:value-type="string">
                  <text:p text:style-name="P5">Configure <text:soft-page-break/>Mode</text:p>
                </table:table-cell>
                <table:table-cell table:style-name="Tabelle44.C2" office:value-type="string">
                  <text:p text:style-name="P5">Initiate the procedure to change a set of mode configurations. The new configurations are sent as an uint8 <text:s/>(representing the first mode number to change) followed by a list of configurations (each containing an uint8 representing the mode and an uint8 representing the intensity) with preceding Op Code 0x05 operand. The response to this control point is Op Code 0x20 </text:p>
                </table:table-cell>
              </table:table-row>
              <table:table-row>
                <table:table-cell table:style-name="Tabelle44.A2" office:value-type="string">
                  <text:p text:style-name="P5">6</text:p>
                </table:table-cell>
                <table:table-cell table:style-name="Tabelle44.A2" office:value-type="string">
                  <text:p text:style-name="P5">Configure Group</text:p>
                </table:table-cell>
                <table:table-cell table:style-name="Tabelle44.C2" office:value-type="string">
                  <text:p text:style-name="P5">Initiate the procedure to change the group configuration. The new number of groups (must be a power of two) is sent as an uint8 with preceding Op Code 0x06 operand. The response to this control point is Op Code 0x20.</text:p>
                </table:table-cell>
              </table:table-row>
              <table:table-row>
                <table:table-cell table:style-name="Tabelle44.A2" office:value-type="string">
                  <text:p text:style-name="P5">32</text:p>
                </table:table-cell>
                <table:table-cell table:style-name="Tabelle44.A2" office:value-type="string">
                  <text:p text:style-name="P5">Response Code</text:p>
                </table:table-cell>
                <table:table-cell table:style-name="Tabelle44.C2" office:value-type="string">
                  <text:p text:style-name="P5">The response code is followed by the requested Op Code, the response value and optionaly the response parameter</text:p>
                </table:table-cell>
              </table:table-row>
              <table:table-row>
                <table:table-cell table:style-name="Tabelle44.A2" office:value-type="string">
                  <text:p text:style-name="P5">0-0</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5-31</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33-255</text:p>
                </table:table-cell>
                <table:table-cell table:style-name="Tabelle44.A2" office:value-type="string">
                  <text:p text:style-name="P5">Reserved for future use</text:p>
                </table:table-cell>
                <table:table-cell table:style-name="Tabelle44.C2" office:value-type="string">
                  <text:p text:style-name="P5"/>
                </table:table-cell>
              </table:table-row>
            </table:table>
            <text:p text:style-name="P5"/>
          </table:table-cell>
        </table:table-row>
        <table:table-row>
          <table:table-cell table:style-name="Tabelle43.A2" office:value-type="string">
            <text:p text:style-name="P5">Parameter Value</text:p>
          </table:table-cell>
          <table:table-cell table:style-name="Tabelle43.A2" office:value-type="string">
            <text:p text:style-name="P5">Optional</text:p>
          </table:table-cell>
          <table:table-cell table:style-name="Tabelle43.A2" office:value-type="string">
            <text:p text:style-name="P5">variable</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quest Op Cod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sponse Valu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5">1</text:p>
                </table:table-cell>
                <table:table-cell table:style-name="Tabelle45.A2" office:value-type="string">
                  <text:p text:style-name="P5">Success</text:p>
                </table:table-cell>
                <table:table-cell table:style-name="Tabelle45.C2" office:value-type="string">
                  <text:p text:style-name="P5">Response for successful operation.</text:p>
                </table:table-cell>
              </table:table-row>
              <table:table-row>
                <table:table-cell table:style-name="Tabelle45.A2" office:value-type="string">
                  <text:p text:style-name="P5">2</text:p>
                </table:table-cell>
                <table:table-cell table:style-name="Tabelle45.A2" office:value-type="string">
                  <text:p text:style-name="P5">Op Code not supported</text:p>
                </table:table-cell>
                <table:table-cell table:style-name="Tabelle45.C2" office:value-type="string">
                  <text:p text:style-name="P5">Response if unsupported Op Code is received.</text:p>
                </table:table-cell>
              </table:table-row>
              <table:table-row>
                <table:table-cell table:style-name="Tabelle45.A2" office:value-type="string">
                  <text:p text:style-name="P5">3</text:p>
                </table:table-cell>
                <table:table-cell table:style-name="Tabelle45.A2" office:value-type="string">
                  <text:p text:style-name="P5">Invalid Parameter</text:p>
                </table:table-cell>
                <table:table-cell table:style-name="Tabelle45.C2" office:value-type="string">
                  <text:p text:style-name="P5">Response if Parameter received does not meet the requirements of the service or is outside of the supported range of the Light. </text:p>
                </table:table-cell>
              </table:table-row>
              <table:table-row>
                <table:table-cell table:style-name="Tabelle45.A2" office:value-type="string">
                  <text:p text:style-name="P5">4</text:p>
                </table:table-cell>
                <table:table-cell table:style-name="Tabelle45.A2" office:value-type="string">
                  <text:p text:style-name="P5">Operation Failed</text:p>
                </table:table-cell>
                <table:table-cell table:style-name="Tabelle45.C2" office:value-type="string">
                  <text:p text:style-name="P5">Response if the requested procedure failed</text:p>
                </table:table-cell>
              </table:table-row>
              <table:table-row>
                <table:table-cell table:style-name="Tabelle45.A2" office:value-type="string">
                  <text:p text:style-name="P5">0-0</text:p>
                </table:table-cell>
                <table:table-cell table:style-name="Tabelle45.A2" office:value-type="string">
                  <text:p text:style-name="P5">Reserved for future use</text:p>
                </table:table-cell>
                <table:table-cell table:style-name="Tabelle45.C2" office:value-type="string">
                  <text:p text:style-name="P5"/>
                </table:table-cell>
              </table:table-row>
              <table:table-row>
                <table:table-cell table:style-name="Tabelle45.A2" office:value-type="string">
                  <text:p text:style-name="P5"><text:soft-page-break/>5-255</text:p>
                </table:table-cell>
                <table:table-cell table:style-name="Tabelle45.A2" office:value-type="string">
                  <text:p text:style-name="P5">Reserved for future use</text:p>
                </table:table-cell>
                <table:table-cell table:style-name="Tabelle45.C2" office:value-type="string">
                  <text:p text:style-name="P5"/>
                </table:table-cell>
              </table:table-row>
            </table:table>
            <text:p text:style-name="P5"/>
          </table:table-cell>
        </table:table-row>
        <table:table-row>
          <table:table-cell table:style-name="Tabelle43.A2" office:value-type="string">
            <text:p text:style-name="P5">Response Parameter </text:p>
            <text:p text:style-name="P4">Information:</text:p>
            <text:p text:style-name="P5">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5">C2</text:p>
          </table:table-cell>
          <table:table-cell table:style-name="Tabelle43.A2" office:value-type="string">
            <text:p text:style-name="P5">variable</text:p>
          </table:table-cell>
          <table:table-cell table:style-name="Tabelle43.D2" office:value-type="string">
            <text:p text:style-name="P5">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7-01-19T12:49:24.578000000</dc:date>
    <meta:editing-duration>P4DT12H7M25S</meta:editing-duration>
    <meta:editing-cycles>12</meta:editing-cycles>
    <meta:generator>LibreOffice/4.3.7.2$Windows_x86 LibreOffice_project/8a35821d8636a03b8bf4e15b48f59794652c68ba</meta:generator>
    <meta:document-statistic meta:table-count="47" meta:image-count="0" meta:object-count="0" meta:page-count="9" meta:paragraph-count="528" meta:word-count="1404" meta:character-count="8517" meta:non-whitespace-character-count="7622"/>
  </office:meta>
</office:document-meta>
</file>